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139.69pt"/>
    </style:style>
    <style:style style:name="co5" style:family="table-column">
      <style:table-column-properties fo:break-before="auto" style:column-width="128.1pt"/>
    </style:style>
    <style:style style:name="co6" style:family="table-column">
      <style:table-column-properties fo:break-before="auto" style:column-width="115.7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3"/>
  </office:automatic-styles>
  <office:body>
    <office:spreadsheet>
      <table:calculation-settings table:automatic-find-labels="false"/>
      <table:table table:name="single_di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Mean return excess</text:p>
          </table:table-cell>
          <table:table-cell office:value-type="string" calcext:value-type="string">
            <text:p>Var return excess</text:p>
          </table:table-cell>
          <table:table-cell office:value-type="string" calcext:value-type="string">
            <text:p>Skewness 10D</text:p>
          </table:table-cell>
        </table:table-row>
        <table:table-row table:style-name="ro1">
          <table:table-cell table:style-name="ce1"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table:formula="of:=[.B3]-[.B2]" office:value-type="float" office:value="-0.0799999999999983" calcext:value-type="float">
            <text:p>-0.08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table:formula="of:=[.B4]-[.B3]" office:value-type="float" office:value="-0.110000000000003" calcext:value-type="float">
            <text:p>-0.1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table:formula="of:=[.B5]-[.B4]" office:value-type="float" office:value="0.0900000000000034" calcext:value-type="float">
            <text:p>0.09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table:formula="of:=[.B6]-[.B5]" office:value-type="float" office:value="0.00999999999999801" calcext:value-type="float">
            <text:p>0.0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table:formula="of:=[.B7]-[.B6]" office:value-type="float" office:value="-0.0500000000000007" calcext:value-type="float">
            <text:p>-0.05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table:formula="of:=[.B8]-[.B7]" office:value-type="float" office:value="0.100000000000001" calcext:value-type="float">
            <text:p>0.1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table:formula="of:=[.B9]-[.B8]" office:value-type="float" office:value="0.199999999999999" calcext:value-type="float">
            <text:p>0.2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table:formula="of:=[.B10]-[.B9]" office:value-type="float" office:value="-0.190000000000001" calcext:value-type="float">
            <text:p>-0.19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table:formula="of:=[.B11]-[.B10]" office:value-type="float" office:value="0.0500000000000007" calcext:value-type="float">
            <text:p>0.05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table:formula="of:=[.B12]-[.B11]" office:value-type="float" office:value="-0.140000000000001" calcext:value-type="float">
            <text:p>-0.1400</text:p>
          </table:table-cell>
          <table:table-cell table:formula="of:=AVERAGE([.C3:.C12])" office:value-type="float" office:value="-0.0120000000000001" calcext:value-type="float">
            <text:p>-0.0120</text:p>
          </table:table-cell>
          <table:table-cell table:formula="of:=SQRT((([.C12]-[.D12])*([.C12]-[.D12])+([.C11]-[.D12])*([.C11]-[.D12])+([.C10]-[.D12])*([.C10]-[.D12])+([.C9]-[.D12])*([.C9]-[.D12])+([.C8]-[.D12])*([.C8]-[.D12])+([.C7]-[.D12])*([.C7]-[.D12])+([.C6]-[.D12])*([.C6]-[.D12])+([.C5]-[.D12])*([.C5]-[.D12])+([.C4]-[.D12])*([.C4]-[.D12])+([.C3]-[.D12])*([.C3]-[.D12]))/10)" office:value-type="float" office:value="0.116601886777188" calcext:value-type="float">
            <text:p>0.1166018868</text:p>
          </table:table-cell>
          <table:table-cell table:formula="of:=POWER([.D12];3)/POWER([.E12];3)" office:value-type="float" office:value="-0.00109000127081112" calcext:value-type="float">
            <text:p>-0.0010900013</text:p>
          </table:table-cell>
        </table:table-row>
        <table:table-row table:style-name="ro1">
          <table:table-cell table:style-name="ce1"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table:formula="of:=[.B13]-[.B12]" office:value-type="float" office:value="0.240000000000002" calcext:value-type="float">
            <text:p>0.2400</text:p>
          </table:table-cell>
          <table:table-cell table:formula="of:=AVERAGE([.C4:.C13])" office:value-type="float" office:value="0.0199999999999999" calcext:value-type="float">
            <text:p>0.0200</text:p>
          </table:table-cell>
          <table:table-cell table:formula="of:=SQRT((([.C13]-[.D13])*([.C13]-[.D13])+([.C12]-[.D13])*([.C12]-[.D13])+([.C11]-[.D13])*([.C11]-[.D13])+([.C10]-[.D13])*([.C10]-[.D13])+([.C9]-[.D13])*([.C9]-[.D13])+([.C8]-[.D13])*([.C8]-[.D13])+([.C7]-[.D13])*([.C7]-[.D13])+([.C6]-[.D13])*([.C6]-[.D13])+([.C5]-[.D13])*([.C5]-[.D13])+([.C4]-[.D13])*([.C4]-[.D13]))/10)" office:value-type="float" office:value="0.135867582594231" calcext:value-type="float">
            <text:p>0.1358675826</text:p>
          </table:table-cell>
          <table:table-cell table:formula="of:=POWER([.D13];3)/POWER([.E13];3)" office:value-type="float" office:value="0.00318964567691029" calcext:value-type="float">
            <text:p>0.0031896457</text:p>
          </table:table-cell>
        </table:table-row>
        <table:table-row table:style-name="ro1">
          <table:table-cell table:style-name="ce1"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table:formula="of:=[.B14]-[.B13]" office:value-type="float" office:value="-0.0100000000000016" calcext:value-type="float">
            <text:p>-0.0100</text:p>
          </table:table-cell>
          <table:table-cell table:formula="of:=AVERAGE([.C5:.C14])" office:value-type="float" office:value="0.0300000000000001" calcext:value-type="float">
            <text:p>0.0300</text:p>
          </table:table-cell>
          <table:table-cell table:formula="of:=SQRT((([.C14]-[.D14])*([.C14]-[.D14])+([.C13]-[.D14])*([.C13]-[.D14])+([.C12]-[.D14])*([.C12]-[.D14])+([.C11]-[.D14])*([.C11]-[.D14])+([.C10]-[.D14])*([.C10]-[.D14])+([.C9]-[.D14])*([.C9]-[.D14])+([.C8]-[.D14])*([.C8]-[.D14])+([.C7]-[.D14])*([.C7]-[.D14])+([.C6]-[.D14])*([.C6]-[.D14])+([.C5]-[.D14])*([.C5]-[.D14]))/10)" office:value-type="float" office:value="0.129460418661459" calcext:value-type="float">
            <text:p>0.1294604187</text:p>
          </table:table-cell>
          <table:table-cell table:formula="of:=POWER([.D14];3)/POWER([.E14];3)" office:value-type="float" office:value="0.01244379198633" calcext:value-type="float">
            <text:p>0.012443792</text:p>
          </table:table-cell>
        </table:table-row>
        <table:table-row table:style-name="ro1">
          <table:table-cell table:style-name="ce1"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table:formula="of:=[.B15]-[.B14]" office:value-type="float" office:value="0.23" calcext:value-type="float">
            <text:p>0.2300</text:p>
          </table:table-cell>
          <table:table-cell table:formula="of:=AVERAGE([.C6:.C15])" office:value-type="float" office:value="0.0439999999999998" calcext:value-type="float">
            <text:p>0.0440</text:p>
          </table:table-cell>
          <table:table-cell table:formula="of:=SQRT((([.C15]-[.D15])*([.C15]-[.D15])+([.C14]-[.D15])*([.C14]-[.D15])+([.C13]-[.D15])*([.C13]-[.D15])+([.C12]-[.D15])*([.C12]-[.D15])+([.C11]-[.D15])*([.C11]-[.D15])+([.C10]-[.D15])*([.C10]-[.D15])+([.C9]-[.D15])*([.C9]-[.D15])+([.C8]-[.D15])*([.C8]-[.D15])+([.C7]-[.D15])*([.C7]-[.D15])+([.C6]-[.D15])*([.C6]-[.D15]))/10)" office:value-type="float" office:value="0.142140775289852" calcext:value-type="float">
            <text:p>0.1421407753</text:p>
          </table:table-cell>
          <table:table-cell table:formula="of:=POWER([.D15];3)/POWER([.E15];3)" office:value-type="float" office:value="0.0296621064878154" calcext:value-type="float">
            <text:p>0.0296621065</text:p>
          </table:table-cell>
        </table:table-row>
        <table:table-row table:style-name="ro1">
          <table:table-cell table:style-name="ce1"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table:formula="of:=[.B16]-[.B15]" office:value-type="float" office:value="0.75" calcext:value-type="float">
            <text:p>0.7500</text:p>
          </table:table-cell>
          <table:table-cell table:formula="of:=AVERAGE([.C7:.C16])" office:value-type="float" office:value="0.118" calcext:value-type="float">
            <text:p>0.1180</text:p>
          </table:table-cell>
          <table:table-cell table:formula="of:=SQRT((([.C16]-[.D16])*([.C16]-[.D16])+([.C15]-[.D16])*([.C15]-[.D16])+([.C14]-[.D16])*([.C14]-[.D16])+([.C13]-[.D16])*([.C13]-[.D16])+([.C12]-[.D16])*([.C12]-[.D16])+([.C11]-[.D16])*([.C11]-[.D16])+([.C10]-[.D16])*([.C10]-[.D16])+([.C9]-[.D16])*([.C9]-[.D16])+([.C8]-[.D16])*([.C8]-[.D16])+([.C7]-[.D16])*([.C7]-[.D16]))/10)" office:value-type="float" office:value="0.253881862290318" calcext:value-type="float">
            <text:p>0.2538818623</text:p>
          </table:table-cell>
          <table:table-cell table:formula="of:=POWER([.D16];3)/POWER([.E16];3)" office:value-type="float" office:value="0.100403995591473" calcext:value-type="float">
            <text:p>0.1004039956</text:p>
          </table:table-cell>
        </table:table-row>
        <table:table-row table:style-name="ro1">
          <table:table-cell table:style-name="ce1"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table:formula="of:=[.B17]-[.B16]" office:value-type="float" office:value="0.690000000000001" calcext:value-type="float">
            <text:p>0.6900</text:p>
          </table:table-cell>
          <table:table-cell table:formula="of:=AVERAGE([.C8:.C17])" office:value-type="float" office:value="0.192" calcext:value-type="float">
            <text:p>0.1920</text:p>
          </table:table-cell>
          <table:table-cell table:formula="of:=SQRT((([.C17]-[.D17])*([.C17]-[.D17])+([.C16]-[.D17])*([.C16]-[.D17])+([.C15]-[.D17])*([.C15]-[.D17])+([.C14]-[.D17])*([.C14]-[.D17])+([.C13]-[.D17])*([.C13]-[.D17])+([.C12]-[.D17])*([.C12]-[.D17])+([.C11]-[.D17])*([.C11]-[.D17])+([.C10]-[.D17])*([.C10]-[.D17])+([.C9]-[.D17])*([.C9]-[.D17])+([.C8]-[.D17])*([.C8]-[.D17]))/10)" office:value-type="float" office:value="0.298120780892578" calcext:value-type="float">
            <text:p>0.2981207809</text:p>
          </table:table-cell>
          <table:table-cell table:formula="of:=POWER([.D17];3)/POWER([.E17];3)" office:value-type="float" office:value="0.267132627389301" calcext:value-type="float">
            <text:p>0.2671326274</text:p>
          </table:table-cell>
        </table:table-row>
        <table:table-row table:style-name="ro1">
          <table:table-cell table:style-name="ce1"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table:formula="of:=[.B18]-[.B17]" office:value-type="float" office:value="-0.300000000000001" calcext:value-type="float">
            <text:p>-0.3000</text:p>
          </table:table-cell>
          <table:table-cell table:formula="of:=AVERAGE([.C9:.C18])" office:value-type="float" office:value="0.152" calcext:value-type="float">
            <text:p>0.1520</text:p>
          </table:table-cell>
          <table:table-cell table:formula="of:=SQRT((([.C18]-[.D18])*([.C18]-[.D18])+([.C17]-[.D18])*([.C17]-[.D18])+([.C16]-[.D18])*([.C16]-[.D18])+([.C15]-[.D18])*([.C15]-[.D18])+([.C14]-[.D18])*([.C14]-[.D18])+([.C13]-[.D18])*([.C13]-[.D18])+([.C12]-[.D18])*([.C12]-[.D18])+([.C11]-[.D18])*([.C11]-[.D18])+([.C10]-[.D18])*([.C10]-[.D18])+([.C9]-[.D18])*([.C9]-[.D18]))/10)" office:value-type="float" office:value="0.332619903192819" calcext:value-type="float">
            <text:p>0.3326199032</text:p>
          </table:table-cell>
          <table:table-cell table:formula="of:=POWER([.D18];3)/POWER([.E18];3)" office:value-type="float" office:value="0.0954302508379969" calcext:value-type="float">
            <text:p>0.0954302508</text:p>
          </table:table-cell>
        </table:table-row>
        <table:table-row table:style-name="ro1">
          <table:table-cell table:style-name="ce1"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table:formula="of:=[.B19]-[.B18]" office:value-type="float" office:value="0.0799999999999983" calcext:value-type="float">
            <text:p>0.0800</text:p>
          </table:table-cell>
          <table:table-cell table:formula="of:=AVERAGE([.C10:.C19])" office:value-type="float" office:value="0.14" calcext:value-type="float">
            <text:p>0.1400</text:p>
          </table:table-cell>
          <table:table-cell table:formula="of:=SQRT((([.C19]-[.D19])*([.C19]-[.D19])+([.C18]-[.D19])*([.C18]-[.D19])+([.C17]-[.D19])*([.C17]-[.D19])+([.C16]-[.D19])*([.C16]-[.D19])+([.C15]-[.D19])*([.C15]-[.D19])+([.C14]-[.D19])*([.C14]-[.D19])+([.C13]-[.D19])*([.C13]-[.D19])+([.C12]-[.D19])*([.C12]-[.D19])+([.C11]-[.D19])*([.C11]-[.D19])+([.C10]-[.D19])*([.C10]-[.D19]))/10)" office:value-type="float" office:value="0.332836296097647" calcext:value-type="float">
            <text:p>0.3328362961</text:p>
          </table:table-cell>
          <table:table-cell table:formula="of:=POWER([.D19];3)/POWER([.E19];3)" office:value-type="float" office:value="0.0744204112840793" calcext:value-type="float">
            <text:p>0.0744204113</text:p>
          </table:table-cell>
        </table:table-row>
        <table:table-row table:style-name="ro1">
          <table:table-cell table:style-name="ce1"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table:formula="of:=[.B20]-[.B19]" office:value-type="float" office:value="0.120000000000001" calcext:value-type="float">
            <text:p>0.1200</text:p>
          </table:table-cell>
          <table:table-cell table:formula="of:=AVERAGE([.C11:.C20])" office:value-type="float" office:value="0.171" calcext:value-type="float">
            <text:p>0.1710</text:p>
          </table:table-cell>
          <table:table-cell table:formula="of:=SQRT((([.C20]-[.D20])*([.C20]-[.D20])+([.C19]-[.D20])*([.C19]-[.D20])+([.C18]-[.D20])*([.C18]-[.D20])+([.C17]-[.D20])*([.C17]-[.D20])+([.C16]-[.D20])*([.C16]-[.D20])+([.C15]-[.D20])*([.C15]-[.D20])+([.C14]-[.D20])*([.C14]-[.D20])+([.C13]-[.D20])*([.C13]-[.D20])+([.C12]-[.D20])*([.C12]-[.D20])+([.C11]-[.D20])*([.C11]-[.D20]))/10)" office:value-type="float" office:value="0.314593388360277" calcext:value-type="float">
            <text:p>0.3145933884</text:p>
          </table:table-cell>
          <table:table-cell table:formula="of:=POWER([.D20];3)/POWER([.E20];3)" office:value-type="float" office:value="0.160597787561667" calcext:value-type="float">
            <text:p>0.1605977876</text:p>
          </table:table-cell>
        </table:table-row>
        <table:table-row table:style-name="ro1">
          <table:table-cell table:style-name="ce1"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table:formula="of:=[.B21]-[.B20]" office:value-type="float" office:value="-0.32" calcext:value-type="float">
            <text:p>-0.3200</text:p>
          </table:table-cell>
          <table:table-cell table:formula="of:=AVERAGE([.C12:.C21])" office:value-type="float" office:value="0.134" calcext:value-type="float">
            <text:p>0.1340</text:p>
          </table:table-cell>
          <table:table-cell table:formula="of:=SQRT((([.C21]-[.D21])*([.C21]-[.D21])+([.C20]-[.D21])*([.C20]-[.D21])+([.C19]-[.D21])*([.C19]-[.D21])+([.C18]-[.D21])*([.C18]-[.D21])+([.C17]-[.D21])*([.C17]-[.D21])+([.C16]-[.D21])*([.C16]-[.D21])+([.C15]-[.D21])*([.C15]-[.D21])+([.C14]-[.D21])*([.C14]-[.D21])+([.C13]-[.D21])*([.C13]-[.D21])+([.C12]-[.D21])*([.C12]-[.D21]))/10)" office:value-type="float" office:value="0.346762166333065" calcext:value-type="float">
            <text:p>0.3467621663</text:p>
          </table:table-cell>
          <table:table-cell table:formula="of:=POWER([.D21];3)/POWER([.E21];3)" office:value-type="float" office:value="0.0577057742881497" calcext:value-type="float">
            <text:p>0.0577057743</text:p>
          </table:table-cell>
        </table:table-row>
        <table:table-row table:style-name="ro1">
          <table:table-cell table:style-name="ce1"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table:formula="of:=[.B22]-[.B21]" office:value-type="float" office:value="0.190000000000001" calcext:value-type="float">
            <text:p>0.1900</text:p>
          </table:table-cell>
          <table:table-cell table:formula="of:=AVERAGE([.C13:.C22])" office:value-type="float" office:value="0.167" calcext:value-type="float">
            <text:p>0.1670</text:p>
          </table:table-cell>
          <table:table-cell table:formula="of:=SQRT((([.C22]-[.D22])*([.C22]-[.D22])+([.C21]-[.D22])*([.C21]-[.D22])+([.C20]-[.D22])*([.C20]-[.D22])+([.C19]-[.D22])*([.C19]-[.D22])+([.C18]-[.D22])*([.C18]-[.D22])+([.C17]-[.D22])*([.C17]-[.D22])+([.C16]-[.D22])*([.C16]-[.D22])+([.C15]-[.D22])*([.C15]-[.D22])+([.C14]-[.D22])*([.C14]-[.D22])+([.C13]-[.D22])*([.C13]-[.D22]))/10)" office:value-type="float" office:value="0.334605738145658" calcext:value-type="float">
            <text:p>0.3346057381</text:p>
          </table:table-cell>
          <table:table-cell table:formula="of:=POWER([.D22];3)/POWER([.E22];3)" office:value-type="float" office:value="0.12432236416455" calcext:value-type="float">
            <text:p>0.1243223642</text:p>
          </table:table-cell>
        </table:table-row>
        <table:table-row table:style-name="ro1">
          <table:table-cell table:style-name="ce1"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table:formula="of:=[.B23]-[.B22]" office:value-type="float" office:value="0.0500000000000007" calcext:value-type="float">
            <text:p>0.0500</text:p>
          </table:table-cell>
          <table:table-cell table:formula="of:=AVERAGE([.C14:.C23])" office:value-type="float" office:value="0.148" calcext:value-type="float">
            <text:p>0.1480</text:p>
          </table:table-cell>
          <table:table-cell table:formula="of:=SQRT((([.C23]-[.D23])*([.C23]-[.D23])+([.C22]-[.D23])*([.C22]-[.D23])+([.C21]-[.D23])*([.C21]-[.D23])+([.C20]-[.D23])*([.C20]-[.D23])+([.C19]-[.D23])*([.C19]-[.D23])+([.C18]-[.D23])*([.C18]-[.D23])+([.C17]-[.D23])*([.C17]-[.D23])+([.C16]-[.D23])*([.C16]-[.D23])+([.C15]-[.D23])*([.C15]-[.D23])+([.C14]-[.D23])*([.C14]-[.D23]))/10)" office:value-type="float" office:value="0.335314777485276" calcext:value-type="float">
            <text:p>0.3353147775</text:p>
          </table:table-cell>
          <table:table-cell table:formula="of:=POWER([.D23];3)/POWER([.E23];3)" office:value-type="float" office:value="0.0859858652756867" calcext:value-type="float">
            <text:p>0.0859858653</text:p>
          </table:table-cell>
        </table:table-row>
        <table:table-row table:style-name="ro1">
          <table:table-cell table:style-name="ce1"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table:formula="of:=[.B24]-[.B23]" office:value-type="float" office:value="-0.220000000000002" calcext:value-type="float">
            <text:p>-0.2200</text:p>
          </table:table-cell>
          <table:table-cell table:formula="of:=AVERAGE([.C15:.C24])" office:value-type="float" office:value="0.127" calcext:value-type="float">
            <text:p>0.1270</text:p>
          </table:table-cell>
          <table:table-cell table:formula="of:=SQRT((([.C24]-[.D24])*([.C24]-[.D24])+([.C23]-[.D24])*([.C23]-[.D24])+([.C22]-[.D24])*([.C22]-[.D24])+([.C21]-[.D24])*([.C21]-[.D24])+([.C20]-[.D24])*([.C20]-[.D24])+([.C19]-[.D24])*([.C19]-[.D24])+([.C18]-[.D24])*([.C18]-[.D24])+([.C17]-[.D24])*([.C17]-[.D24])+([.C16]-[.D24])*([.C16]-[.D24])+([.C15]-[.D24])*([.C15]-[.D24]))/10)" office:value-type="float" office:value="0.350772005724517" calcext:value-type="float">
            <text:p>0.3507720057</text:p>
          </table:table-cell>
          <table:table-cell table:formula="of:=POWER([.D24];3)/POWER([.E24];3)" office:value-type="float" office:value="0.0474609453714807" calcext:value-type="float">
            <text:p>0.0474609454</text:p>
          </table:table-cell>
        </table:table-row>
        <table:table-row table:style-name="ro1">
          <table:table-cell table:style-name="ce1"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table:formula="of:=[.B25]-[.B24]" office:value-type="float" office:value="-0.459999999999997" calcext:value-type="float">
            <text:p>-0.4600</text:p>
          </table:table-cell>
          <table:table-cell table:formula="of:=AVERAGE([.C16:.C25])" office:value-type="float" office:value="0.0580000000000002" calcext:value-type="float">
            <text:p>0.0580</text:p>
          </table:table-cell>
          <table:table-cell table:formula="of:=SQRT((([.C25]-[.D25])*([.C25]-[.D25])+([.C24]-[.D25])*([.C24]-[.D25])+([.C23]-[.D25])*([.C23]-[.D25])+([.C22]-[.D25])*([.C22]-[.D25])+([.C21]-[.D25])*([.C21]-[.D25])+([.C20]-[.D25])*([.C20]-[.D25])+([.C19]-[.D25])*([.C19]-[.D25])+([.C18]-[.D25])*([.C18]-[.D25])+([.C17]-[.D25])*([.C17]-[.D25])+([.C16]-[.D25])*([.C16]-[.D25]))/10)" office:value-type="float" office:value="0.389456030894375" calcext:value-type="float">
            <text:p>0.3894560309</text:p>
          </table:table-cell>
          <table:table-cell table:formula="of:=POWER([.D25];3)/POWER([.E25];3)" office:value-type="float" office:value="0.00330300081076471" calcext:value-type="float">
            <text:p>0.0033030008</text:p>
          </table:table-cell>
        </table:table-row>
        <table:table-row table:style-name="ro1">
          <table:table-cell table:style-name="ce1"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table:formula="of:=[.B26]-[.B25]" office:value-type="float" office:value="-0.0899999999999999" calcext:value-type="float">
            <text:p>-0.0900</text:p>
          </table:table-cell>
          <table:table-cell table:formula="of:=AVERAGE([.C17:.C26])" office:value-type="float" office:value="-0.0259999999999998" calcext:value-type="float">
            <text:p>-0.0260</text:p>
          </table:table-cell>
          <table:table-cell table:formula="of:=SQRT((([.C26]-[.D26])*([.C26]-[.D26])+([.C25]-[.D26])*([.C25]-[.D26])+([.C24]-[.D26])*([.C24]-[.D26])+([.C23]-[.D26])*([.C23]-[.D26])+([.C22]-[.D26])*([.C22]-[.D26])+([.C21]-[.D26])*([.C21]-[.D26])+([.C20]-[.D26])*([.C20]-[.D26])+([.C19]-[.D26])*([.C19]-[.D26])+([.C18]-[.D26])*([.C18]-[.D26])+([.C17]-[.D26])*([.C17]-[.D26]))/10)" office:value-type="float" office:value="0.314521859335723" calcext:value-type="float">
            <text:p>0.3145218593</text:p>
          </table:table-cell>
          <table:table-cell table:formula="of:=POWER([.D26];3)/POWER([.E26];3)" office:value-type="float" office:value="-0.000564894752891944" calcext:value-type="float">
            <text:p>-0.0005648948</text:p>
          </table:table-cell>
        </table:table-row>
        <table:table-row table:style-name="ro1">
          <table:table-cell table:style-name="ce1"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table:formula="of:=[.B27]-[.B26]" office:value-type="float" office:value="0.229999999999997" calcext:value-type="float">
            <text:p>0.2300</text:p>
          </table:table-cell>
          <table:table-cell table:formula="of:=AVERAGE([.C18:.C27])" office:value-type="float" office:value="-0.0720000000000002" calcext:value-type="float">
            <text:p>-0.0720</text:p>
          </table:table-cell>
          <table:table-cell table:formula="of:=SQRT((([.C27]-[.D27])*([.C27]-[.D27])+([.C26]-[.D27])*([.C26]-[.D27])+([.C25]-[.D27])*([.C25]-[.D27])+([.C24]-[.D27])*([.C24]-[.D27])+([.C23]-[.D27])*([.C23]-[.D27])+([.C22]-[.D27])*([.C22]-[.D27])+([.C21]-[.D27])*([.C21]-[.D27])+([.C20]-[.D27])*([.C20]-[.D27])+([.C19]-[.D27])*([.C19]-[.D27])+([.C18]-[.D27])*([.C18]-[.D27]))/10)" office:value-type="float" office:value="0.228245481882993" calcext:value-type="float">
            <text:p>0.2282454819</text:p>
          </table:table-cell>
          <table:table-cell table:formula="of:=POWER([.D27];3)/POWER([.E27];3)" office:value-type="float" office:value="-0.0313899714706822" calcext:value-type="float">
            <text:p>-0.0313899715</text:p>
          </table:table-cell>
        </table:table-row>
        <table:table-row table:style-name="ro1">
          <table:table-cell table:style-name="ce1"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table:formula="of:=[.B28]-[.B27]" office:value-type="float" office:value="-0.649999999999999" calcext:value-type="float">
            <text:p>-0.6500</text:p>
          </table:table-cell>
          <table:table-cell table:formula="of:=AVERAGE([.C19:.C28])" office:value-type="float" office:value="-0.107" calcext:value-type="float">
            <text:p>-0.1070</text:p>
          </table:table-cell>
          <table:table-cell table:formula="of:=SQRT((([.C28]-[.D28])*([.C28]-[.D28])+([.C27]-[.D28])*([.C27]-[.D28])+([.C26]-[.D28])*([.C26]-[.D28])+([.C25]-[.D28])*([.C25]-[.D28])+([.C24]-[.D28])*([.C24]-[.D28])+([.C23]-[.D28])*([.C23]-[.D28])+([.C22]-[.D28])*([.C22]-[.D28])+([.C21]-[.D28])*([.C21]-[.D28])+([.C20]-[.D28])*([.C20]-[.D28])+([.C19]-[.D28])*([.C19]-[.D28]))/10)" office:value-type="float" office:value="0.281213442068475" calcext:value-type="float">
            <text:p>0.2812134421</text:p>
          </table:table-cell>
          <table:table-cell table:formula="of:=POWER([.D28];3)/POWER([.E28];3)" office:value-type="float" office:value="-0.0550862367622196" calcext:value-type="float">
            <text:p>-0.0550862368</text:p>
          </table:table-cell>
        </table:table-row>
        <table:table-row table:style-name="ro1">
          <table:table-cell table:style-name="ce1"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table:formula="of:=[.B29]-[.B28]" office:value-type="float" office:value="0.420000000000002" calcext:value-type="float">
            <text:p>0.4200</text:p>
          </table:table-cell>
          <table:table-cell table:formula="of:=AVERAGE([.C20:.C29])" office:value-type="float" office:value="-0.0729999999999997" calcext:value-type="float">
            <text:p>-0.0730</text:p>
          </table:table-cell>
          <table:table-cell table:formula="of:=SQRT((([.C29]-[.D29])*([.C29]-[.D29])+([.C28]-[.D29])*([.C28]-[.D29])+([.C27]-[.D29])*([.C27]-[.D29])+([.C26]-[.D29])*([.C26]-[.D29])+([.C25]-[.D29])*([.C25]-[.D29])+([.C24]-[.D29])*([.C24]-[.D29])+([.C23]-[.D29])*([.C23]-[.D29])+([.C22]-[.D29])*([.C22]-[.D29])+([.C21]-[.D29])*([.C21]-[.D29])+([.C20]-[.D29])*([.C20]-[.D29]))/10)" office:value-type="float" office:value="0.319688911287207" calcext:value-type="float">
            <text:p>0.3196889113</text:p>
          </table:table-cell>
          <table:table-cell table:formula="of:=POWER([.D29];3)/POWER([.E29];3)" office:value-type="float" office:value="-0.0119065478735837" calcext:value-type="float">
            <text:p>-0.0119065479</text:p>
          </table:table-cell>
        </table:table-row>
        <table:table-row table:style-name="ro1">
          <table:table-cell table:style-name="ce1"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table:formula="of:=[.B30]-[.B29]" office:value-type="float" office:value="-0.700000000000003" calcext:value-type="float">
            <text:p>-0.7000</text:p>
          </table:table-cell>
          <table:table-cell table:formula="of:=AVERAGE([.C21:.C30])" office:value-type="float" office:value="-0.155" calcext:value-type="float">
            <text:p>-0.1550</text:p>
          </table:table-cell>
          <table:table-cell table:formula="of:=SQRT((([.C30]-[.D30])*([.C30]-[.D30])+([.C29]-[.D30])*([.C29]-[.D30])+([.C28]-[.D30])*([.C28]-[.D30])+([.C27]-[.D30])*([.C27]-[.D30])+([.C26]-[.D30])*([.C26]-[.D30])+([.C25]-[.D30])*([.C25]-[.D30])+([.C24]-[.D30])*([.C24]-[.D30])+([.C23]-[.D30])*([.C23]-[.D30])+([.C22]-[.D30])*([.C22]-[.D30])+([.C21]-[.D30])*([.C21]-[.D30]))/10)" office:value-type="float" office:value="0.36202900436291" calcext:value-type="float">
            <text:p>0.3620290044</text:p>
          </table:table-cell>
          <table:table-cell table:formula="of:=POWER([.D30];3)/POWER([.E30];3)" office:value-type="float" office:value="-0.078481084678473" calcext:value-type="float">
            <text:p>-0.0784810847</text:p>
          </table:table-cell>
        </table:table-row>
        <table:table-row table:style-name="ro1">
          <table:table-cell table:style-name="ce1"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table:formula="of:=[.B31]-[.B30]" office:value-type="float" office:value="-0.229999999999997" calcext:value-type="float">
            <text:p>-0.2300</text:p>
          </table:table-cell>
          <table:table-cell table:formula="of:=AVERAGE([.C22:.C31])" office:value-type="float" office:value="-0.146" calcext:value-type="float">
            <text:p>-0.1460</text:p>
          </table:table-cell>
          <table:table-cell table:formula="of:=SQRT((([.C31]-[.D31])*([.C31]-[.D31])+([.C30]-[.D31])*([.C30]-[.D31])+([.C29]-[.D31])*([.C29]-[.D31])+([.C28]-[.D31])*([.C28]-[.D31])+([.C27]-[.D31])*([.C27]-[.D31])+([.C26]-[.D31])*([.C26]-[.D31])+([.C25]-[.D31])*([.C25]-[.D31])+([.C24]-[.D31])*([.C24]-[.D31])+([.C23]-[.D31])*([.C23]-[.D31])+([.C22]-[.D31])*([.C22]-[.D31]))/10)" office:value-type="float" office:value="0.358920604033817" calcext:value-type="float">
            <text:p>0.358920604</text:p>
          </table:table-cell>
          <table:table-cell table:formula="of:=POWER([.D31];3)/POWER([.E31];3)" office:value-type="float" office:value="-0.0673074903286703" calcext:value-type="float">
            <text:p>-0.0673074903</text:p>
          </table:table-cell>
        </table:table-row>
        <table:table-row table:style-name="ro1" table:number-rows-repeated="104854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ulti_di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eturn 0</text:p>
          </table:table-cell>
          <table:table-cell office:value-type="string" calcext:value-type="string">
            <text:p>Mean return excess</text:p>
          </table:table-cell>
          <table:table-cell office:value-type="string" calcext:value-type="string">
            <text:p>Var return excess</text:p>
          </table:table-cell>
          <table:table-cell office:value-type="string" calcext:value-type="string">
            <text:p>Skewness 10D 0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Return 1</text:p>
          </table:table-cell>
          <table:table-cell office:value-type="string" calcext:value-type="string">
            <text:p>Mean return excess</text:p>
          </table:table-cell>
          <table:table-cell office:value-type="string" calcext:value-type="string">
            <text:p>Var return excess</text:p>
          </table:table-cell>
          <table:table-cell office:value-type="string" calcext:value-type="string">
            <text:p>Skewness 10D 1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 table:number-columns-repeated="4"/>
          <table:table-cell office:value-type="float" office:value="30.5" calcext:value-type="float">
            <text:p>30.5</text:p>
          </table:table-cell>
          <table:table-cell table:number-columns-repeated="4"/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table:formula="of:=[.B3]-[.B2]" office:value-type="float" office:value="-0.0799999999999983" calcext:value-type="float">
            <text:p>-0.080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[.G3]-[.G2]" office:value-type="float" office:value="0.5" calcext:value-type="float">
            <text:p>0.5000</text:p>
          </table:table-cell>
          <table:table-cell table:number-columns-repeated="3"/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table:formula="of:=[.B4]-[.B3]" office:value-type="float" office:value="-0.110000000000003" calcext:value-type="float">
            <text:p>-0.110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G4]-[.G3]" office:value-type="float" office:value="1" calcext:value-type="float">
            <text:p>1.0000</text:p>
          </table:table-cell>
          <table:table-cell table:number-columns-repeated="3"/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table:formula="of:=[.B5]-[.B4]" office:value-type="float" office:value="0.0900000000000034" calcext:value-type="float">
            <text:p>0.0900</text:p>
          </table:table-cell>
          <table:table-cell table:number-columns-repeated="3"/>
          <table:table-cell office:value-type="float" office:value="33.5" calcext:value-type="float">
            <text:p>33.5</text:p>
          </table:table-cell>
          <table:table-cell table:formula="of:=[.G5]-[.G4]" office:value-type="float" office:value="1.5" calcext:value-type="float">
            <text:p>1.5000</text:p>
          </table:table-cell>
          <table:table-cell table:number-columns-repeated="3"/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table:formula="of:=[.B6]-[.B5]" office:value-type="float" office:value="0.00999999999999801" calcext:value-type="float">
            <text:p>0.0100</text:p>
          </table:table-cell>
          <table:table-cell table:number-columns-repeated="3"/>
          <table:table-cell office:value-type="float" office:value="33.4" calcext:value-type="float">
            <text:p>33.4</text:p>
          </table:table-cell>
          <table:table-cell table:formula="of:=[.G6]-[.G5]" office:value-type="float" office:value="-0.100000000000001" calcext:value-type="float">
            <text:p>-0.1000</text:p>
          </table:table-cell>
          <table:table-cell table:number-columns-repeated="3"/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table:formula="of:=[.B7]-[.B6]" office:value-type="float" office:value="-0.0500000000000007" calcext:value-type="float">
            <text:p>-0.050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[.G7]-[.G6]" office:value-type="float" office:value="-0.399999999999999" calcext:value-type="float">
            <text:p>-0.4000</text:p>
          </table:table-cell>
          <table:table-cell table:number-columns-repeated="3"/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table:formula="of:=[.B8]-[.B7]" office:value-type="float" office:value="0.100000000000001" calcext:value-type="float">
            <text:p>0.1000</text:p>
          </table:table-cell>
          <table:table-cell table:number-columns-repeated="3"/>
          <table:table-cell office:value-type="float" office:value="31.6" calcext:value-type="float">
            <text:p>31.6</text:p>
          </table:table-cell>
          <table:table-cell table:formula="of:=[.G8]-[.G7]" office:value-type="float" office:value="-1.4" calcext:value-type="float">
            <text:p>-1.4000</text:p>
          </table:table-cell>
          <table:table-cell table:number-columns-repeated="3"/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table:formula="of:=[.B9]-[.B8]" office:value-type="float" office:value="0.199999999999999" calcext:value-type="float">
            <text:p>0.2000</text:p>
          </table:table-cell>
          <table:table-cell table:number-columns-repeated="3"/>
          <table:table-cell office:value-type="float" office:value="30.5" calcext:value-type="float">
            <text:p>30.5</text:p>
          </table:table-cell>
          <table:table-cell table:formula="of:=[.G9]-[.G8]" office:value-type="float" office:value="-1.1" calcext:value-type="float">
            <text:p>-1.1000</text:p>
          </table:table-cell>
          <table:table-cell table:number-columns-repeated="3"/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table:formula="of:=[.B10]-[.B9]" office:value-type="float" office:value="-0.190000000000001" calcext:value-type="float">
            <text:p>-0.1900</text:p>
          </table:table-cell>
          <table:table-cell table:number-columns-repeated="3"/>
          <table:table-cell office:value-type="float" office:value="30.2" calcext:value-type="float">
            <text:p>30.2</text:p>
          </table:table-cell>
          <table:table-cell table:formula="of:=[.G10]-[.G9]" office:value-type="float" office:value="-0.300000000000001" calcext:value-type="float">
            <text:p>-0.3000</text:p>
          </table:table-cell>
          <table:table-cell table:number-columns-repeated="3"/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table:formula="of:=[.B11]-[.B10]" office:value-type="float" office:value="0.0500000000000007" calcext:value-type="float">
            <text:p>0.0500</text:p>
          </table:table-cell>
          <table:table-cell table:number-columns-repeated="3"/>
          <table:table-cell office:value-type="float" office:value="32.3" calcext:value-type="float">
            <text:p>32.3</text:p>
          </table:table-cell>
          <table:table-cell table:formula="of:=[.G11]-[.G10]" office:value-type="float" office:value="2.1" calcext:value-type="float">
            <text:p>2.1000</text:p>
          </table:table-cell>
          <table:table-cell table:number-columns-repeated="3"/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table:formula="of:=[.B12]-[.B11]" office:value-type="float" office:value="-0.140000000000001" calcext:value-type="float">
            <text:p>-0.1400</text:p>
          </table:table-cell>
          <table:table-cell table:formula="of:=AVERAGE([.C3:.C12])" office:value-type="float" office:value="-0.0120000000000001" calcext:value-type="float">
            <text:p>-0.0120</text:p>
          </table:table-cell>
          <table:table-cell table:formula="of:=SQRT((([.C12]-[.D12])*([.C12]-[.D12])+([.C11]-[.D12])*([.C11]-[.D12])+([.C10]-[.D12])*([.C10]-[.D12])+([.C9]-[.D12])*([.C9]-[.D12])+([.C8]-[.D12])*([.C8]-[.D12])+([.C7]-[.D12])*([.C7]-[.D12])+([.C6]-[.D12])*([.C6]-[.D12])+([.C5]-[.D12])*([.C5]-[.D12])+([.C4]-[.D12])*([.C4]-[.D12])+([.C3]-[.D12])*([.C3]-[.D12]))/10)" office:value-type="float" office:value="0.116601886777188" calcext:value-type="float">
            <text:p>0.1166018868</text:p>
          </table:table-cell>
          <table:table-cell table:formula="of:=POWER([.D12];3)/POWER([.E12];3)" office:value-type="float" office:value="-0.00109000127081112" calcext:value-type="float">
            <text:p>-0.0010900013</text:p>
          </table:table-cell>
          <table:table-cell office:value-type="float" office:value="33" calcext:value-type="float">
            <text:p>33</text:p>
          </table:table-cell>
          <table:table-cell table:formula="of:=[.G12]-[.G11]" office:value-type="float" office:value="0.700000000000003" calcext:value-type="float">
            <text:p>0.7000</text:p>
          </table:table-cell>
          <table:table-cell table:formula="of:=AVERAGE([.H3:.H12])" office:value-type="float" office:value="0.25" calcext:value-type="float">
            <text:p>0.2500</text:p>
          </table:table-cell>
          <table:table-cell table:formula="of:=SQRT((([.H12]-[.I12])*([.H12]-[.I12])+([.H11]-[.I12])*([.H11]-[.I12])+([.H10]-[.I12])*([.H10]-[.I12])+([.H9]-[.I12])*([.H9]-[.I12])+([.H8]-[.I12])*([.H8]-[.I12])+([.H7]-[.I12])*([.H7]-[.I12])+([.H6]-[.I12])*([.H6]-[.I12])+([.H5]-[.I12])*([.H5]-[.I12])+([.H4]-[.I12])*([.H4]-[.I12])+([.H3]-[.I12])*([.H3]-[.I12]))/10)" office:value-type="float" office:value="1.05853672586264" calcext:value-type="float">
            <text:p>1.0585367259</text:p>
          </table:table-cell>
          <table:table-cell table:formula="of:=POWER([.I12];3)/POWER([.J12];3)" office:value-type="float" office:value="0.0131735321207314" calcext:value-type="float">
            <text:p>0.0131735321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table:formula="of:=[.B13]-[.B12]" office:value-type="float" office:value="0.240000000000002" calcext:value-type="float">
            <text:p>0.2400</text:p>
          </table:table-cell>
          <table:table-cell table:formula="of:=AVERAGE([.C4:.C13])" office:value-type="float" office:value="0.0199999999999999" calcext:value-type="float">
            <text:p>0.0200</text:p>
          </table:table-cell>
          <table:table-cell table:formula="of:=SQRT((([.C13]-[.D13])*([.C13]-[.D13])+([.C12]-[.D13])*([.C12]-[.D13])+([.C11]-[.D13])*([.C11]-[.D13])+([.C10]-[.D13])*([.C10]-[.D13])+([.C9]-[.D13])*([.C9]-[.D13])+([.C8]-[.D13])*([.C8]-[.D13])+([.C7]-[.D13])*([.C7]-[.D13])+([.C6]-[.D13])*([.C6]-[.D13])+([.C5]-[.D13])*([.C5]-[.D13])+([.C4]-[.D13])*([.C4]-[.D13]))/10)" office:value-type="float" office:value="0.135867582594231" calcext:value-type="float">
            <text:p>0.1358675826</text:p>
          </table:table-cell>
          <table:table-cell table:formula="of:=POWER([.D13];3)/POWER([.E13];3)" office:value-type="float" office:value="0.00318964567691029" calcext:value-type="float">
            <text:p>0.0031896457</text:p>
          </table:table-cell>
          <table:table-cell office:value-type="float" office:value="33.6" calcext:value-type="float">
            <text:p>33.6</text:p>
          </table:table-cell>
          <table:table-cell table:formula="of:=[.G13]-[.G12]" office:value-type="float" office:value="0.600000000000001" calcext:value-type="float">
            <text:p>0.6000</text:p>
          </table:table-cell>
          <table:table-cell table:formula="of:=AVERAGE([.H4:.H13])" office:value-type="float" office:value="0.26" calcext:value-type="float">
            <text:p>0.2600</text:p>
          </table:table-cell>
          <table:table-cell table:formula="of:=SQRT((([.H13]-[.I13])*([.H13]-[.I13])+([.H12]-[.I13])*([.H12]-[.I13])+([.H11]-[.I13])*([.H11]-[.I13])+([.H10]-[.I13])*([.H10]-[.I13])+([.H9]-[.I13])*([.H9]-[.I13])+([.H8]-[.I13])*([.H8]-[.I13])+([.H7]-[.I13])*([.H7]-[.I13])+([.H6]-[.I13])*([.H6]-[.I13])+([.H5]-[.I13])*([.H5]-[.I13])+([.H4]-[.I13])*([.H4]-[.I13]))/10)" office:value-type="float" office:value="1.06131993291373" calcext:value-type="float">
            <text:p>1.0613199329</text:p>
          </table:table-cell>
          <table:table-cell table:formula="of:=POWER([.I13];3)/POWER([.J13];3)" office:value-type="float" office:value="0.0147021578488403" calcext:value-type="float">
            <text:p>0.0147021578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table:formula="of:=[.B14]-[.B13]" office:value-type="float" office:value="-0.0100000000000016" calcext:value-type="float">
            <text:p>-0.0100</text:p>
          </table:table-cell>
          <table:table-cell table:formula="of:=AVERAGE([.C5:.C14])" office:value-type="float" office:value="0.0300000000000001" calcext:value-type="float">
            <text:p>0.0300</text:p>
          </table:table-cell>
          <table:table-cell table:formula="of:=SQRT((([.C14]-[.D14])*([.C14]-[.D14])+([.C13]-[.D14])*([.C13]-[.D14])+([.C12]-[.D14])*([.C12]-[.D14])+([.C11]-[.D14])*([.C11]-[.D14])+([.C10]-[.D14])*([.C10]-[.D14])+([.C9]-[.D14])*([.C9]-[.D14])+([.C8]-[.D14])*([.C8]-[.D14])+([.C7]-[.D14])*([.C7]-[.D14])+([.C6]-[.D14])*([.C6]-[.D14])+([.C5]-[.D14])*([.C5]-[.D14]))/10)" office:value-type="float" office:value="0.129460418661459" calcext:value-type="float">
            <text:p>0.1294604187</text:p>
          </table:table-cell>
          <table:table-cell table:formula="of:=POWER([.D14];3)/POWER([.E14];3)" office:value-type="float" office:value="0.01244379198633" calcext:value-type="float">
            <text:p>0.012443792</text:p>
          </table:table-cell>
          <table:table-cell office:value-type="float" office:value="33.8" calcext:value-type="float">
            <text:p>33.8</text:p>
          </table:table-cell>
          <table:table-cell table:formula="of:=[.G14]-[.G13]" office:value-type="float" office:value="0.199999999999996" calcext:value-type="float">
            <text:p>0.2000</text:p>
          </table:table-cell>
          <table:table-cell table:formula="of:=AVERAGE([.H5:.H14])" office:value-type="float" office:value="0.18" calcext:value-type="float">
            <text:p>0.1800</text:p>
          </table:table-cell>
          <table:table-cell table:formula="of:=SQRT((([.H14]-[.I14])*([.H14]-[.I14])+([.H13]-[.I14])*([.H13]-[.I14])+([.H12]-[.I14])*([.H12]-[.I14])+([.H11]-[.I14])*([.H11]-[.I14])+([.H10]-[.I14])*([.H10]-[.I14])+([.H9]-[.I14])*([.H9]-[.I14])+([.H8]-[.I14])*([.H8]-[.I14])+([.H7]-[.I14])*([.H7]-[.I14])+([.H6]-[.I14])*([.H6]-[.I14])+([.H5]-[.I14])*([.H5]-[.I14]))/10)" office:value-type="float" office:value="1.03227903204512" calcext:value-type="float">
            <text:p>1.032279032</text:p>
          </table:table-cell>
          <table:table-cell table:formula="of:=POWER([.I14];3)/POWER([.J14];3)" office:value-type="float" office:value="0.00530183487514039" calcext:value-type="float">
            <text:p>0.0053018349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table:formula="of:=[.B15]-[.B14]" office:value-type="float" office:value="0.23" calcext:value-type="float">
            <text:p>0.2300</text:p>
          </table:table-cell>
          <table:table-cell table:formula="of:=AVERAGE([.C6:.C15])" office:value-type="float" office:value="0.0439999999999998" calcext:value-type="float">
            <text:p>0.0440</text:p>
          </table:table-cell>
          <table:table-cell table:formula="of:=SQRT((([.C15]-[.D15])*([.C15]-[.D15])+([.C14]-[.D15])*([.C14]-[.D15])+([.C13]-[.D15])*([.C13]-[.D15])+([.C12]-[.D15])*([.C12]-[.D15])+([.C11]-[.D15])*([.C11]-[.D15])+([.C10]-[.D15])*([.C10]-[.D15])+([.C9]-[.D15])*([.C9]-[.D15])+([.C8]-[.D15])*([.C8]-[.D15])+([.C7]-[.D15])*([.C7]-[.D15])+([.C6]-[.D15])*([.C6]-[.D15]))/10)" office:value-type="float" office:value="0.142140775289852" calcext:value-type="float">
            <text:p>0.1421407753</text:p>
          </table:table-cell>
          <table:table-cell table:formula="of:=POWER([.D15];3)/POWER([.E15];3)" office:value-type="float" office:value="0.0296621064878154" calcext:value-type="float">
            <text:p>0.0296621065</text:p>
          </table:table-cell>
          <table:table-cell office:value-type="float" office:value="34" calcext:value-type="float">
            <text:p>34</text:p>
          </table:table-cell>
          <table:table-cell table:formula="of:=[.G15]-[.G14]" office:value-type="float" office:value="0.200000000000003" calcext:value-type="float">
            <text:p>0.2000</text:p>
          </table:table-cell>
          <table:table-cell table:formula="of:=AVERAGE([.H6:.H15])" office:value-type="float" office:value="0.05" calcext:value-type="float">
            <text:p>0.0500</text:p>
          </table:table-cell>
          <table:table-cell table:formula="of:=SQRT((([.H15]-[.I15])*([.H15]-[.I15])+([.H14]-[.I15])*([.H14]-[.I15])+([.H13]-[.I15])*([.H13]-[.I15])+([.H12]-[.I15])*([.H12]-[.I15])+([.H11]-[.I15])*([.H11]-[.I15])+([.H10]-[.I15])*([.H10]-[.I15])+([.H9]-[.I15])*([.H9]-[.I15])+([.H8]-[.I15])*([.H8]-[.I15])+([.H7]-[.I15])*([.H7]-[.I15])+([.H6]-[.I15])*([.H6]-[.I15]))/10)" office:value-type="float" office:value="0.935147047260483" calcext:value-type="float">
            <text:p>0.9351470473</text:p>
          </table:table-cell>
          <table:table-cell table:formula="of:=POWER([.I15];3)/POWER([.J15];3)" office:value-type="float" office:value="0.000152851706694519" calcext:value-type="float">
            <text:p>0.0001528517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table:formula="of:=[.B16]-[.B15]" office:value-type="float" office:value="0.75" calcext:value-type="float">
            <text:p>0.7500</text:p>
          </table:table-cell>
          <table:table-cell table:formula="of:=AVERAGE([.C7:.C16])" office:value-type="float" office:value="0.118" calcext:value-type="float">
            <text:p>0.1180</text:p>
          </table:table-cell>
          <table:table-cell table:formula="of:=SQRT((([.C16]-[.D16])*([.C16]-[.D16])+([.C15]-[.D16])*([.C15]-[.D16])+([.C14]-[.D16])*([.C14]-[.D16])+([.C13]-[.D16])*([.C13]-[.D16])+([.C12]-[.D16])*([.C12]-[.D16])+([.C11]-[.D16])*([.C11]-[.D16])+([.C10]-[.D16])*([.C10]-[.D16])+([.C9]-[.D16])*([.C9]-[.D16])+([.C8]-[.D16])*([.C8]-[.D16])+([.C7]-[.D16])*([.C7]-[.D16]))/10)" office:value-type="float" office:value="0.253881862290318" calcext:value-type="float">
            <text:p>0.2538818623</text:p>
          </table:table-cell>
          <table:table-cell table:formula="of:=POWER([.D16];3)/POWER([.E16];3)" office:value-type="float" office:value="0.100403995591473" calcext:value-type="float">
            <text:p>0.1004039956</text:p>
          </table:table-cell>
          <table:table-cell office:value-type="float" office:value="36" calcext:value-type="float">
            <text:p>36</text:p>
          </table:table-cell>
          <table:table-cell table:formula="of:=[.G16]-[.G15]" office:value-type="float" office:value="2" calcext:value-type="float">
            <text:p>2.0000</text:p>
          </table:table-cell>
          <table:table-cell table:formula="of:=AVERAGE([.H7:.H16])" office:value-type="float" office:value="0.26" calcext:value-type="float">
            <text:p>0.2600</text:p>
          </table:table-cell>
          <table:table-cell table:formula="of:=SQRT((([.H16]-[.I16])*([.H16]-[.I16])+([.H15]-[.I16])*([.H15]-[.I16])+([.H14]-[.I16])*([.H14]-[.I16])+([.H13]-[.I16])*([.H13]-[.I16])+([.H12]-[.I16])*([.H12]-[.I16])+([.H11]-[.I16])*([.H11]-[.I16])+([.H10]-[.I16])*([.H10]-[.I16])+([.H9]-[.I16])*([.H9]-[.I16])+([.H8]-[.I16])*([.H8]-[.I16])+([.H7]-[.I16])*([.H7]-[.I16]))/10)" office:value-type="float" office:value="1.0992724866929" calcext:value-type="float">
            <text:p>1.0992724867</text:p>
          </table:table-cell>
          <table:table-cell table:formula="of:=POWER([.I16];3)/POWER([.J16];3)" office:value-type="float" office:value="0.0132313442516328" calcext:value-type="float">
            <text:p>0.0132313443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table:formula="of:=[.B17]-[.B16]" office:value-type="float" office:value="0.690000000000001" calcext:value-type="float">
            <text:p>0.6900</text:p>
          </table:table-cell>
          <table:table-cell table:formula="of:=AVERAGE([.C8:.C17])" office:value-type="float" office:value="0.192" calcext:value-type="float">
            <text:p>0.1920</text:p>
          </table:table-cell>
          <table:table-cell table:formula="of:=SQRT((([.C17]-[.D17])*([.C17]-[.D17])+([.C16]-[.D17])*([.C16]-[.D17])+([.C15]-[.D17])*([.C15]-[.D17])+([.C14]-[.D17])*([.C14]-[.D17])+([.C13]-[.D17])*([.C13]-[.D17])+([.C12]-[.D17])*([.C12]-[.D17])+([.C11]-[.D17])*([.C11]-[.D17])+([.C10]-[.D17])*([.C10]-[.D17])+([.C9]-[.D17])*([.C9]-[.D17])+([.C8]-[.D17])*([.C8]-[.D17]))/10)" office:value-type="float" office:value="0.298120780892578" calcext:value-type="float">
            <text:p>0.2981207809</text:p>
          </table:table-cell>
          <table:table-cell table:formula="of:=POWER([.D17];3)/POWER([.E17];3)" office:value-type="float" office:value="0.267132627389301" calcext:value-type="float">
            <text:p>0.2671326274</text:p>
          </table:table-cell>
          <table:table-cell office:value-type="float" office:value="34.5" calcext:value-type="float">
            <text:p>34.5</text:p>
          </table:table-cell>
          <table:table-cell table:formula="of:=[.G17]-[.G16]" office:value-type="float" office:value="-1.5" calcext:value-type="float">
            <text:p>-1.5000</text:p>
          </table:table-cell>
          <table:table-cell table:formula="of:=AVERAGE([.H8:.H17])" office:value-type="float" office:value="0.15" calcext:value-type="float">
            <text:p>0.1500</text:p>
          </table:table-cell>
          <table:table-cell table:formula="of:=SQRT((([.H17]-[.I17])*([.H17]-[.I17])+([.H16]-[.I17])*([.H16]-[.I17])+([.H15]-[.I17])*([.H15]-[.I17])+([.H14]-[.I17])*([.H14]-[.I17])+([.H13]-[.I17])*([.H13]-[.I17])+([.H12]-[.I17])*([.H12]-[.I17])+([.H11]-[.I17])*([.H11]-[.I17])+([.H10]-[.I17])*([.H10]-[.I17])+([.H9]-[.I17])*([.H9]-[.I17])+([.H8]-[.I17])*([.H8]-[.I17]))/10)" office:value-type="float" office:value="1.20933866224478" calcext:value-type="float">
            <text:p>1.2093386622</text:p>
          </table:table-cell>
          <table:table-cell table:formula="of:=POWER([.I17];3)/POWER([.J17];3)" office:value-type="float" office:value="0.00190822668598782" calcext:value-type="float">
            <text:p>0.0019082267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table:formula="of:=[.B18]-[.B17]" office:value-type="float" office:value="-0.300000000000001" calcext:value-type="float">
            <text:p>-0.3000</text:p>
          </table:table-cell>
          <table:table-cell table:formula="of:=AVERAGE([.C9:.C18])" office:value-type="float" office:value="0.152" calcext:value-type="float">
            <text:p>0.1520</text:p>
          </table:table-cell>
          <table:table-cell table:formula="of:=SQRT((([.C18]-[.D18])*([.C18]-[.D18])+([.C17]-[.D18])*([.C17]-[.D18])+([.C16]-[.D18])*([.C16]-[.D18])+([.C15]-[.D18])*([.C15]-[.D18])+([.C14]-[.D18])*([.C14]-[.D18])+([.C13]-[.D18])*([.C13]-[.D18])+([.C12]-[.D18])*([.C12]-[.D18])+([.C11]-[.D18])*([.C11]-[.D18])+([.C10]-[.D18])*([.C10]-[.D18])+([.C9]-[.D18])*([.C9]-[.D18]))/10)" office:value-type="float" office:value="0.332619903192819" calcext:value-type="float">
            <text:p>0.3326199032</text:p>
          </table:table-cell>
          <table:table-cell table:formula="of:=POWER([.D18];3)/POWER([.E18];3)" office:value-type="float" office:value="0.0954302508379969" calcext:value-type="float">
            <text:p>0.0954302508</text:p>
          </table:table-cell>
          <table:table-cell office:value-type="float" office:value="33.7" calcext:value-type="float">
            <text:p>33.7</text:p>
          </table:table-cell>
          <table:table-cell table:formula="of:=[.G18]-[.G17]" office:value-type="float" office:value="-0.799999999999997" calcext:value-type="float">
            <text:p>-0.8000</text:p>
          </table:table-cell>
          <table:table-cell table:formula="of:=AVERAGE([.H9:.H18])" office:value-type="float" office:value="0.21" calcext:value-type="float">
            <text:p>0.2100</text:p>
          </table:table-cell>
          <table:table-cell table:formula="of:=SQRT((([.H18]-[.I18])*([.H18]-[.I18])+([.H17]-[.I18])*([.H17]-[.I18])+([.H16]-[.I18])*([.H16]-[.I18])+([.H15]-[.I18])*([.H15]-[.I18])+([.H14]-[.I18])*([.H14]-[.I18])+([.H13]-[.I18])*([.H13]-[.I18])+([.H12]-[.I18])*([.H12]-[.I18])+([.H11]-[.I18])*([.H11]-[.I18])+([.H10]-[.I18])*([.H10]-[.I18])+([.H9]-[.I18])*([.H9]-[.I18]))/10)" office:value-type="float" office:value="1.14407167607628" calcext:value-type="float">
            <text:p>1.1440716761</text:p>
          </table:table-cell>
          <table:table-cell table:formula="of:=POWER([.I18];3)/POWER([.J18];3)" office:value-type="float" office:value="0.00618440870280838" calcext:value-type="float">
            <text:p>0.0061844087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table:formula="of:=[.B19]-[.B18]" office:value-type="float" office:value="0.0799999999999983" calcext:value-type="float">
            <text:p>0.0800</text:p>
          </table:table-cell>
          <table:table-cell table:formula="of:=AVERAGE([.C10:.C19])" office:value-type="float" office:value="0.14" calcext:value-type="float">
            <text:p>0.1400</text:p>
          </table:table-cell>
          <table:table-cell table:formula="of:=SQRT((([.C19]-[.D19])*([.C19]-[.D19])+([.C18]-[.D19])*([.C18]-[.D19])+([.C17]-[.D19])*([.C17]-[.D19])+([.C16]-[.D19])*([.C16]-[.D19])+([.C15]-[.D19])*([.C15]-[.D19])+([.C14]-[.D19])*([.C14]-[.D19])+([.C13]-[.D19])*([.C13]-[.D19])+([.C12]-[.D19])*([.C12]-[.D19])+([.C11]-[.D19])*([.C11]-[.D19])+([.C10]-[.D19])*([.C10]-[.D19]))/10)" office:value-type="float" office:value="0.332836296097647" calcext:value-type="float">
            <text:p>0.3328362961</text:p>
          </table:table-cell>
          <table:table-cell table:formula="of:=POWER([.D19];3)/POWER([.E19];3)" office:value-type="float" office:value="0.0744204112840793" calcext:value-type="float">
            <text:p>0.0744204113</text:p>
          </table:table-cell>
          <table:table-cell office:value-type="float" office:value="33" calcext:value-type="float">
            <text:p>33</text:p>
          </table:table-cell>
          <table:table-cell table:formula="of:=[.G19]-[.G18]" office:value-type="float" office:value="-0.700000000000003" calcext:value-type="float">
            <text:p>-0.7000</text:p>
          </table:table-cell>
          <table:table-cell table:formula="of:=AVERAGE([.H10:.H19])" office:value-type="float" office:value="0.25" calcext:value-type="float">
            <text:p>0.2500</text:p>
          </table:table-cell>
          <table:table-cell table:formula="of:=SQRT((([.H19]-[.I19])*([.H19]-[.I19])+([.H18]-[.I19])*([.H18]-[.I19])+([.H17]-[.I19])*([.H17]-[.I19])+([.H16]-[.I19])*([.H16]-[.I19])+([.H15]-[.I19])*([.H15]-[.I19])+([.H14]-[.I19])*([.H14]-[.I19])+([.H13]-[.I19])*([.H13]-[.I19])+([.H12]-[.I19])*([.H12]-[.I19])+([.H11]-[.I19])*([.H11]-[.I19])+([.H10]-[.I19])*([.H10]-[.I19]))/10)" office:value-type="float" office:value="1.10385687478042" calcext:value-type="float">
            <text:p>1.1038568748</text:p>
          </table:table-cell>
          <table:table-cell table:formula="of:=POWER([.I19];3)/POWER([.J19];3)" office:value-type="float" office:value="0.0116166719633957" calcext:value-type="float">
            <text:p>0.011616672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table:formula="of:=[.B20]-[.B19]" office:value-type="float" office:value="0.120000000000001" calcext:value-type="float">
            <text:p>0.1200</text:p>
          </table:table-cell>
          <table:table-cell table:formula="of:=AVERAGE([.C11:.C20])" office:value-type="float" office:value="0.171" calcext:value-type="float">
            <text:p>0.1710</text:p>
          </table:table-cell>
          <table:table-cell table:formula="of:=SQRT((([.C20]-[.D20])*([.C20]-[.D20])+([.C19]-[.D20])*([.C19]-[.D20])+([.C18]-[.D20])*([.C18]-[.D20])+([.C17]-[.D20])*([.C17]-[.D20])+([.C16]-[.D20])*([.C16]-[.D20])+([.C15]-[.D20])*([.C15]-[.D20])+([.C14]-[.D20])*([.C14]-[.D20])+([.C13]-[.D20])*([.C13]-[.D20])+([.C12]-[.D20])*([.C12]-[.D20])+([.C11]-[.D20])*([.C11]-[.D20]))/10)" office:value-type="float" office:value="0.314593388360277" calcext:value-type="float">
            <text:p>0.3145933884</text:p>
          </table:table-cell>
          <table:table-cell table:formula="of:=POWER([.D20];3)/POWER([.E20];3)" office:value-type="float" office:value="0.160597787561667" calcext:value-type="float">
            <text:p>0.1605977876</text:p>
          </table:table-cell>
          <table:table-cell office:value-type="float" office:value="32.1" calcext:value-type="float">
            <text:p>32.1</text:p>
          </table:table-cell>
          <table:table-cell table:formula="of:=[.G20]-[.G19]" office:value-type="float" office:value="-0.899999999999999" calcext:value-type="float">
            <text:p>-0.9000</text:p>
          </table:table-cell>
          <table:table-cell table:formula="of:=AVERAGE([.H11:.H20])" office:value-type="float" office:value="0.19" calcext:value-type="float">
            <text:p>0.1900</text:p>
          </table:table-cell>
          <table:table-cell table:formula="of:=SQRT((([.H20]-[.I20])*([.H20]-[.I20])+([.H19]-[.I20])*([.H19]-[.I20])+([.H18]-[.I20])*([.H18]-[.I20])+([.H17]-[.I20])*([.H17]-[.I20])+([.H16]-[.I20])*([.H16]-[.I20])+([.H15]-[.I20])*([.H15]-[.I20])+([.H14]-[.I20])*([.H14]-[.I20])+([.H13]-[.I20])*([.H13]-[.I20])+([.H12]-[.I20])*([.H12]-[.I20])+([.H11]-[.I20])*([.H11]-[.I20]))/10)" office:value-type="float" office:value="1.14756263445618" calcext:value-type="float">
            <text:p>1.1475626345</text:p>
          </table:table-cell>
          <table:table-cell table:formula="of:=POWER([.I20];3)/POWER([.J20];3)" office:value-type="float" office:value="0.00453870134563112" calcext:value-type="float">
            <text:p>0.0045387013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table:formula="of:=[.B21]-[.B20]" office:value-type="float" office:value="-0.32" calcext:value-type="float">
            <text:p>-0.3200</text:p>
          </table:table-cell>
          <table:table-cell table:formula="of:=AVERAGE([.C12:.C21])" office:value-type="float" office:value="0.134" calcext:value-type="float">
            <text:p>0.1340</text:p>
          </table:table-cell>
          <table:table-cell table:formula="of:=SQRT((([.C21]-[.D21])*([.C21]-[.D21])+([.C20]-[.D21])*([.C20]-[.D21])+([.C19]-[.D21])*([.C19]-[.D21])+([.C18]-[.D21])*([.C18]-[.D21])+([.C17]-[.D21])*([.C17]-[.D21])+([.C16]-[.D21])*([.C16]-[.D21])+([.C15]-[.D21])*([.C15]-[.D21])+([.C14]-[.D21])*([.C14]-[.D21])+([.C13]-[.D21])*([.C13]-[.D21])+([.C12]-[.D21])*([.C12]-[.D21]))/10)" office:value-type="float" office:value="0.346762166333065" calcext:value-type="float">
            <text:p>0.3467621663</text:p>
          </table:table-cell>
          <table:table-cell table:formula="of:=POWER([.D21];3)/POWER([.E21];3)" office:value-type="float" office:value="0.0577057742881497" calcext:value-type="float">
            <text:p>0.0577057743</text:p>
          </table:table-cell>
          <table:table-cell office:value-type="float" office:value="31.3" calcext:value-type="float">
            <text:p>31.3</text:p>
          </table:table-cell>
          <table:table-cell table:formula="of:=[.G21]-[.G20]" office:value-type="float" office:value="-0.800000000000001" calcext:value-type="float">
            <text:p>-0.8000</text:p>
          </table:table-cell>
          <table:table-cell table:formula="of:=AVERAGE([.H12:.H21])" office:value-type="float" office:value="-0.0999999999999996" calcext:value-type="float">
            <text:p>-0.1000</text:p>
          </table:table-cell>
          <table:table-cell table:formula="of:=SQRT((([.H21]-[.I21])*([.H21]-[.I21])+([.H20]-[.I21])*([.H20]-[.I21])+([.H19]-[.I21])*([.H19]-[.I21])+([.H18]-[.I21])*([.H18]-[.I21])+([.H17]-[.I21])*([.H17]-[.I21])+([.H16]-[.I21])*([.H16]-[.I21])+([.H15]-[.I21])*([.H15]-[.I21])+([.H14]-[.I21])*([.H14]-[.I21])+([.H13]-[.I21])*([.H13]-[.I21])+([.H12]-[.I21])*([.H12]-[.I21]))/10)" office:value-type="float" office:value="0.982852990024449" calcext:value-type="float">
            <text:p>0.98285299</text:p>
          </table:table-cell>
          <table:table-cell table:formula="of:=POWER([.I21];3)/POWER([.J21];3)" office:value-type="float" office:value="-0.00105325689383601" calcext:value-type="float">
            <text:p>-0.0010532569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table:formula="of:=[.B22]-[.B21]" office:value-type="float" office:value="0.190000000000001" calcext:value-type="float">
            <text:p>0.1900</text:p>
          </table:table-cell>
          <table:table-cell table:formula="of:=AVERAGE([.C13:.C22])" office:value-type="float" office:value="0.167" calcext:value-type="float">
            <text:p>0.1670</text:p>
          </table:table-cell>
          <table:table-cell table:formula="of:=SQRT((([.C22]-[.D22])*([.C22]-[.D22])+([.C21]-[.D22])*([.C21]-[.D22])+([.C20]-[.D22])*([.C20]-[.D22])+([.C19]-[.D22])*([.C19]-[.D22])+([.C18]-[.D22])*([.C18]-[.D22])+([.C17]-[.D22])*([.C17]-[.D22])+([.C16]-[.D22])*([.C16]-[.D22])+([.C15]-[.D22])*([.C15]-[.D22])+([.C14]-[.D22])*([.C14]-[.D22])+([.C13]-[.D22])*([.C13]-[.D22]))/10)" office:value-type="float" office:value="0.334605738145658" calcext:value-type="float">
            <text:p>0.3346057381</text:p>
          </table:table-cell>
          <table:table-cell table:formula="of:=POWER([.D22];3)/POWER([.E22];3)" office:value-type="float" office:value="0.12432236416455" calcext:value-type="float">
            <text:p>0.1243223642</text:p>
          </table:table-cell>
          <table:table-cell office:value-type="float" office:value="31.2" calcext:value-type="float">
            <text:p>31.2</text:p>
          </table:table-cell>
          <table:table-cell table:formula="of:=[.G22]-[.G21]" office:value-type="float" office:value="-0.100000000000001" calcext:value-type="float">
            <text:p>-0.1000</text:p>
          </table:table-cell>
          <table:table-cell table:formula="of:=AVERAGE([.H13:.H22])" office:value-type="float" office:value="-0.18" calcext:value-type="float">
            <text:p>-0.1800</text:p>
          </table:table-cell>
          <table:table-cell table:formula="of:=SQRT((([.H22]-[.I22])*([.H22]-[.I22])+([.H21]-[.I22])*([.H21]-[.I22])+([.H20]-[.I22])*([.H20]-[.I22])+([.H19]-[.I22])*([.H19]-[.I22])+([.H18]-[.I22])*([.H18]-[.I22])+([.H17]-[.I22])*([.H17]-[.I22])+([.H16]-[.I22])*([.H16]-[.I22])+([.H15]-[.I22])*([.H15]-[.I22])+([.H14]-[.I22])*([.H14]-[.I22])+([.H13]-[.I22])*([.H13]-[.I22]))/10)" office:value-type="float" office:value="0.946361453145678" calcext:value-type="float">
            <text:p>0.9463614531</text:p>
          </table:table-cell>
          <table:table-cell table:formula="of:=POWER([.I22];3)/POWER([.J22];3)" office:value-type="float" office:value="-0.00688091808818499" calcext:value-type="float">
            <text:p>-0.0068809181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table:formula="of:=[.B23]-[.B22]" office:value-type="float" office:value="0.0500000000000007" calcext:value-type="float">
            <text:p>0.0500</text:p>
          </table:table-cell>
          <table:table-cell table:formula="of:=AVERAGE([.C14:.C23])" office:value-type="float" office:value="0.148" calcext:value-type="float">
            <text:p>0.1480</text:p>
          </table:table-cell>
          <table:table-cell table:formula="of:=SQRT((([.C23]-[.D23])*([.C23]-[.D23])+([.C22]-[.D23])*([.C22]-[.D23])+([.C21]-[.D23])*([.C21]-[.D23])+([.C20]-[.D23])*([.C20]-[.D23])+([.C19]-[.D23])*([.C19]-[.D23])+([.C18]-[.D23])*([.C18]-[.D23])+([.C17]-[.D23])*([.C17]-[.D23])+([.C16]-[.D23])*([.C16]-[.D23])+([.C15]-[.D23])*([.C15]-[.D23])+([.C14]-[.D23])*([.C14]-[.D23]))/10)" office:value-type="float" office:value="0.335314777485276" calcext:value-type="float">
            <text:p>0.3353147775</text:p>
          </table:table-cell>
          <table:table-cell table:formula="of:=POWER([.D23];3)/POWER([.E23];3)" office:value-type="float" office:value="0.0859858652756867" calcext:value-type="float">
            <text:p>0.0859858653</text:p>
          </table:table-cell>
          <table:table-cell office:value-type="float" office:value="31.1" calcext:value-type="float">
            <text:p>31.1</text:p>
          </table:table-cell>
          <table:table-cell table:formula="of:=[.G23]-[.G22]" office:value-type="float" office:value="-0.0999999999999979" calcext:value-type="float">
            <text:p>-0.1000</text:p>
          </table:table-cell>
          <table:table-cell table:formula="of:=AVERAGE([.H14:.H23])" office:value-type="float" office:value="-0.25" calcext:value-type="float">
            <text:p>-0.2500</text:p>
          </table:table-cell>
          <table:table-cell table:formula="of:=SQRT((([.H23]-[.I23])*([.H23]-[.I23])+([.H22]-[.I23])*([.H22]-[.I23])+([.H21]-[.I23])*([.H21]-[.I23])+([.H20]-[.I23])*([.H20]-[.I23])+([.H19]-[.I23])*([.H19]-[.I23])+([.H18]-[.I23])*([.H18]-[.I23])+([.H17]-[.I23])*([.H17]-[.I23])+([.H16]-[.I23])*([.H16]-[.I23])+([.H15]-[.I23])*([.H15]-[.I23])+([.H14]-[.I23])*([.H14]-[.I23]))/10)" office:value-type="float" office:value="0.911317727249942" calcext:value-type="float">
            <text:p>0.9113177272</text:p>
          </table:table-cell>
          <table:table-cell table:formula="of:=POWER([.I23];3)/POWER([.J23];3)" office:value-type="float" office:value="-0.0206447948140311" calcext:value-type="float">
            <text:p>-0.0206447948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table:formula="of:=[.B24]-[.B23]" office:value-type="float" office:value="-0.220000000000002" calcext:value-type="float">
            <text:p>-0.2200</text:p>
          </table:table-cell>
          <table:table-cell table:formula="of:=AVERAGE([.C15:.C24])" office:value-type="float" office:value="0.127" calcext:value-type="float">
            <text:p>0.1270</text:p>
          </table:table-cell>
          <table:table-cell table:formula="of:=SQRT((([.C24]-[.D24])*([.C24]-[.D24])+([.C23]-[.D24])*([.C23]-[.D24])+([.C22]-[.D24])*([.C22]-[.D24])+([.C21]-[.D24])*([.C21]-[.D24])+([.C20]-[.D24])*([.C20]-[.D24])+([.C19]-[.D24])*([.C19]-[.D24])+([.C18]-[.D24])*([.C18]-[.D24])+([.C17]-[.D24])*([.C17]-[.D24])+([.C16]-[.D24])*([.C16]-[.D24])+([.C15]-[.D24])*([.C15]-[.D24]))/10)" office:value-type="float" office:value="0.350772005724517" calcext:value-type="float">
            <text:p>0.3507720057</text:p>
          </table:table-cell>
          <table:table-cell table:formula="of:=POWER([.D24];3)/POWER([.E24];3)" office:value-type="float" office:value="0.0474609453714807" calcext:value-type="float">
            <text:p>0.0474609454</text:p>
          </table:table-cell>
          <table:table-cell office:value-type="float" office:value="30.5" calcext:value-type="float">
            <text:p>30.5</text:p>
          </table:table-cell>
          <table:table-cell table:formula="of:=[.G24]-[.G23]" office:value-type="float" office:value="-0.600000000000001" calcext:value-type="float">
            <text:p>-0.6000</text:p>
          </table:table-cell>
          <table:table-cell table:formula="of:=AVERAGE([.H15:.H24])" office:value-type="float" office:value="-0.33" calcext:value-type="float">
            <text:p>-0.3300</text:p>
          </table:table-cell>
          <table:table-cell table:formula="of:=SQRT((([.H24]-[.I24])*([.H24]-[.I24])+([.H23]-[.I24])*([.H23]-[.I24])+([.H22]-[.I24])*([.H22]-[.I24])+([.H21]-[.I24])*([.H21]-[.I24])+([.H20]-[.I24])*([.H20]-[.I24])+([.H19]-[.I24])*([.H19]-[.I24])+([.H18]-[.I24])*([.H18]-[.I24])+([.H17]-[.I24])*([.H17]-[.I24])+([.H16]-[.I24])*([.H16]-[.I24])+([.H15]-[.I24])*([.H15]-[.I24]))/10)" office:value-type="float" office:value="0.903382532485547" calcext:value-type="float">
            <text:p>0.9033825325</text:p>
          </table:table-cell>
          <table:table-cell table:formula="of:=POWER([.I24];3)/POWER([.J24];3)" office:value-type="float" office:value="-0.0487446271556236" calcext:value-type="float">
            <text:p>-0.0487446272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table:formula="of:=[.B25]-[.B24]" office:value-type="float" office:value="-0.459999999999997" calcext:value-type="float">
            <text:p>-0.4600</text:p>
          </table:table-cell>
          <table:table-cell table:formula="of:=AVERAGE([.C16:.C25])" office:value-type="float" office:value="0.0580000000000002" calcext:value-type="float">
            <text:p>0.0580</text:p>
          </table:table-cell>
          <table:table-cell table:formula="of:=SQRT((([.C25]-[.D25])*([.C25]-[.D25])+([.C24]-[.D25])*([.C24]-[.D25])+([.C23]-[.D25])*([.C23]-[.D25])+([.C22]-[.D25])*([.C22]-[.D25])+([.C21]-[.D25])*([.C21]-[.D25])+([.C20]-[.D25])*([.C20]-[.D25])+([.C19]-[.D25])*([.C19]-[.D25])+([.C18]-[.D25])*([.C18]-[.D25])+([.C17]-[.D25])*([.C17]-[.D25])+([.C16]-[.D25])*([.C16]-[.D25]))/10)" office:value-type="float" office:value="0.389456030894375" calcext:value-type="float">
            <text:p>0.3894560309</text:p>
          </table:table-cell>
          <table:table-cell table:formula="of:=POWER([.D25];3)/POWER([.E25];3)" office:value-type="float" office:value="0.00330300081076471" calcext:value-type="float">
            <text:p>0.0033030008</text:p>
          </table:table-cell>
          <table:table-cell office:value-type="float" office:value="30.2" calcext:value-type="float">
            <text:p>30.2</text:p>
          </table:table-cell>
          <table:table-cell table:formula="of:=[.G25]-[.G24]" office:value-type="float" office:value="-0.300000000000001" calcext:value-type="float">
            <text:p>-0.3000</text:p>
          </table:table-cell>
          <table:table-cell table:formula="of:=AVERAGE([.H16:.H25])" office:value-type="float" office:value="-0.38" calcext:value-type="float">
            <text:p>-0.3800</text:p>
          </table:table-cell>
          <table:table-cell table:formula="of:=SQRT((([.H25]-[.I25])*([.H25]-[.I25])+([.H24]-[.I25])*([.H24]-[.I25])+([.H23]-[.I25])*([.H23]-[.I25])+([.H22]-[.I25])*([.H22]-[.I25])+([.H21]-[.I25])*([.H21]-[.I25])+([.H20]-[.I25])*([.H20]-[.I25])+([.H19]-[.I25])*([.H19]-[.I25])+([.H18]-[.I25])*([.H18]-[.I25])+([.H17]-[.I25])*([.H17]-[.I25])+([.H16]-[.I25])*([.H16]-[.I25]))/10)" office:value-type="float" office:value="0.886340792246413" calcext:value-type="float">
            <text:p>0.8863407922</text:p>
          </table:table-cell>
          <table:table-cell table:formula="of:=POWER([.I25];3)/POWER([.J25];3)" office:value-type="float" office:value="-0.0788040572206301" calcext:value-type="float">
            <text:p>-0.0788040572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table:formula="of:=[.B26]-[.B25]" office:value-type="float" office:value="-0.0899999999999999" calcext:value-type="float">
            <text:p>-0.0900</text:p>
          </table:table-cell>
          <table:table-cell table:formula="of:=AVERAGE([.C17:.C26])" office:value-type="float" office:value="-0.0259999999999998" calcext:value-type="float">
            <text:p>-0.0260</text:p>
          </table:table-cell>
          <table:table-cell table:formula="of:=SQRT((([.C26]-[.D26])*([.C26]-[.D26])+([.C25]-[.D26])*([.C25]-[.D26])+([.C24]-[.D26])*([.C24]-[.D26])+([.C23]-[.D26])*([.C23]-[.D26])+([.C22]-[.D26])*([.C22]-[.D26])+([.C21]-[.D26])*([.C21]-[.D26])+([.C20]-[.D26])*([.C20]-[.D26])+([.C19]-[.D26])*([.C19]-[.D26])+([.C18]-[.D26])*([.C18]-[.D26])+([.C17]-[.D26])*([.C17]-[.D26]))/10)" office:value-type="float" office:value="0.314521859335723" calcext:value-type="float">
            <text:p>0.3145218593</text:p>
          </table:table-cell>
          <table:table-cell table:formula="of:=POWER([.D26];3)/POWER([.E26];3)" office:value-type="float" office:value="-0.000564894752891944" calcext:value-type="float">
            <text:p>-0.0005648948</text:p>
          </table:table-cell>
          <table:table-cell office:value-type="float" office:value="29.5" calcext:value-type="float">
            <text:p>29.5</text:p>
          </table:table-cell>
          <table:table-cell table:formula="of:=[.G26]-[.G25]" office:value-type="float" office:value="-0.699999999999999" calcext:value-type="float">
            <text:p>-0.7000</text:p>
          </table:table-cell>
          <table:table-cell table:formula="of:=AVERAGE([.H17:.H26])" office:value-type="float" office:value="-0.65" calcext:value-type="float">
            <text:p>-0.6500</text:p>
          </table:table-cell>
          <table:table-cell table:formula="of:=SQRT((([.H26]-[.I26])*([.H26]-[.I26])+([.H25]-[.I26])*([.H25]-[.I26])+([.H24]-[.I26])*([.H24]-[.I26])+([.H23]-[.I26])*([.H23]-[.I26])+([.H22]-[.I26])*([.H22]-[.I26])+([.H21]-[.I26])*([.H21]-[.I26])+([.H20]-[.I26])*([.H20]-[.I26])+([.H19]-[.I26])*([.H19]-[.I26])+([.H18]-[.I26])*([.H18]-[.I26])+([.H17]-[.I26])*([.H17]-[.I26]))/10)" office:value-type="float" office:value="0.39560080889705" calcext:value-type="float">
            <text:p>0.3956008089</text:p>
          </table:table-cell>
          <table:table-cell table:formula="of:=POWER([.I26];3)/POWER([.J26];3)" office:value-type="float" office:value="-4.43576527854127" calcext:value-type="float">
            <text:p>-4.4357652785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table:formula="of:=[.B27]-[.B26]" office:value-type="float" office:value="0.229999999999997" calcext:value-type="float">
            <text:p>0.2300</text:p>
          </table:table-cell>
          <table:table-cell table:formula="of:=AVERAGE([.C18:.C27])" office:value-type="float" office:value="-0.0720000000000002" calcext:value-type="float">
            <text:p>-0.0720</text:p>
          </table:table-cell>
          <table:table-cell table:formula="of:=SQRT((([.C27]-[.D27])*([.C27]-[.D27])+([.C26]-[.D27])*([.C26]-[.D27])+([.C25]-[.D27])*([.C25]-[.D27])+([.C24]-[.D27])*([.C24]-[.D27])+([.C23]-[.D27])*([.C23]-[.D27])+([.C22]-[.D27])*([.C22]-[.D27])+([.C21]-[.D27])*([.C21]-[.D27])+([.C20]-[.D27])*([.C20]-[.D27])+([.C19]-[.D27])*([.C19]-[.D27])+([.C18]-[.D27])*([.C18]-[.D27]))/10)" office:value-type="float" office:value="0.228245481882993" calcext:value-type="float">
            <text:p>0.2282454819</text:p>
          </table:table-cell>
          <table:table-cell table:formula="of:=POWER([.D27];3)/POWER([.E27];3)" office:value-type="float" office:value="-0.0313899714706822" calcext:value-type="float">
            <text:p>-0.0313899715</text:p>
          </table:table-cell>
          <table:table-cell office:value-type="float" office:value="30.3" calcext:value-type="float">
            <text:p>30.3</text:p>
          </table:table-cell>
          <table:table-cell table:formula="of:=[.G27]-[.G26]" office:value-type="float" office:value="0.800000000000001" calcext:value-type="float">
            <text:p>0.8000</text:p>
          </table:table-cell>
          <table:table-cell table:formula="of:=AVERAGE([.H18:.H27])" office:value-type="float" office:value="-0.42" calcext:value-type="float">
            <text:p>-0.4200</text:p>
          </table:table-cell>
          <table:table-cell table:formula="of:=SQRT((([.H27]-[.I27])*([.H27]-[.I27])+([.H26]-[.I27])*([.H26]-[.I27])+([.H25]-[.I27])*([.H25]-[.I27])+([.H24]-[.I27])*([.H24]-[.I27])+([.H23]-[.I27])*([.H23]-[.I27])+([.H22]-[.I27])*([.H22]-[.I27])+([.H21]-[.I27])*([.H21]-[.I27])+([.H20]-[.I27])*([.H20]-[.I27])+([.H19]-[.I27])*([.H19]-[.I27])+([.H18]-[.I27])*([.H18]-[.I27]))/10)" office:value-type="float" office:value="0.49152822909778" calcext:value-type="float">
            <text:p>0.4915282291</text:p>
          </table:table-cell>
          <table:table-cell table:formula="of:=POWER([.I27];3)/POWER([.J27];3)" office:value-type="float" office:value="-0.623882029526465" calcext:value-type="float">
            <text:p>-0.6238820295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table:formula="of:=[.B28]-[.B27]" office:value-type="float" office:value="-0.649999999999999" calcext:value-type="float">
            <text:p>-0.6500</text:p>
          </table:table-cell>
          <table:table-cell table:formula="of:=AVERAGE([.C19:.C28])" office:value-type="float" office:value="-0.107" calcext:value-type="float">
            <text:p>-0.1070</text:p>
          </table:table-cell>
          <table:table-cell table:formula="of:=SQRT((([.C28]-[.D28])*([.C28]-[.D28])+([.C27]-[.D28])*([.C27]-[.D28])+([.C26]-[.D28])*([.C26]-[.D28])+([.C25]-[.D28])*([.C25]-[.D28])+([.C24]-[.D28])*([.C24]-[.D28])+([.C23]-[.D28])*([.C23]-[.D28])+([.C22]-[.D28])*([.C22]-[.D28])+([.C21]-[.D28])*([.C21]-[.D28])+([.C20]-[.D28])*([.C20]-[.D28])+([.C19]-[.D28])*([.C19]-[.D28]))/10)" office:value-type="float" office:value="0.281213442068475" calcext:value-type="float">
            <text:p>0.2812134421</text:p>
          </table:table-cell>
          <table:table-cell table:formula="of:=POWER([.D28];3)/POWER([.E28];3)" office:value-type="float" office:value="-0.0550862367622196" calcext:value-type="float">
            <text:p>-0.0550862368</text:p>
          </table:table-cell>
          <table:table-cell office:value-type="float" office:value="32.1" calcext:value-type="float">
            <text:p>32.1</text:p>
          </table:table-cell>
          <table:table-cell table:formula="of:=[.G28]-[.G27]" office:value-type="float" office:value="1.8" calcext:value-type="float">
            <text:p>1.8000</text:p>
          </table:table-cell>
          <table:table-cell table:formula="of:=AVERAGE([.H19:.H28])" office:value-type="float" office:value="-0.16" calcext:value-type="float">
            <text:p>-0.1600</text:p>
          </table:table-cell>
          <table:table-cell table:formula="of:=SQRT((([.H28]-[.I28])*([.H28]-[.I28])+([.H27]-[.I28])*([.H27]-[.I28])+([.H26]-[.I28])*([.H26]-[.I28])+([.H25]-[.I28])*([.H25]-[.I28])+([.H24]-[.I28])*([.H24]-[.I28])+([.H23]-[.I28])*([.H23]-[.I28])+([.H22]-[.I28])*([.H22]-[.I28])+([.H21]-[.I28])*([.H21]-[.I28])+([.H20]-[.I28])*([.H20]-[.I28])+([.H19]-[.I28])*([.H19]-[.I28]))/10)" office:value-type="float" office:value="0.807712820252347" calcext:value-type="float">
            <text:p>0.8077128203</text:p>
          </table:table-cell>
          <table:table-cell table:formula="of:=POWER([.I28];3)/POWER([.J28];3)" office:value-type="float" office:value="-0.00777300629490475" calcext:value-type="float">
            <text:p>-0.0077730063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table:formula="of:=[.B29]-[.B28]" office:value-type="float" office:value="0.420000000000002" calcext:value-type="float">
            <text:p>0.4200</text:p>
          </table:table-cell>
          <table:table-cell table:formula="of:=AVERAGE([.C20:.C29])" office:value-type="float" office:value="-0.0729999999999997" calcext:value-type="float">
            <text:p>-0.0730</text:p>
          </table:table-cell>
          <table:table-cell table:formula="of:=SQRT((([.C29]-[.D29])*([.C29]-[.D29])+([.C28]-[.D29])*([.C28]-[.D29])+([.C27]-[.D29])*([.C27]-[.D29])+([.C26]-[.D29])*([.C26]-[.D29])+([.C25]-[.D29])*([.C25]-[.D29])+([.C24]-[.D29])*([.C24]-[.D29])+([.C23]-[.D29])*([.C23]-[.D29])+([.C22]-[.D29])*([.C22]-[.D29])+([.C21]-[.D29])*([.C21]-[.D29])+([.C20]-[.D29])*([.C20]-[.D29]))/10)" office:value-type="float" office:value="0.319688911287207" calcext:value-type="float">
            <text:p>0.3196889113</text:p>
          </table:table-cell>
          <table:table-cell table:formula="of:=POWER([.D29];3)/POWER([.E29];3)" office:value-type="float" office:value="-0.0119065478735837" calcext:value-type="float">
            <text:p>-0.0119065479</text:p>
          </table:table-cell>
          <table:table-cell office:value-type="float" office:value="32.4" calcext:value-type="float">
            <text:p>32.4</text:p>
          </table:table-cell>
          <table:table-cell table:formula="of:=[.G29]-[.G28]" office:value-type="float" office:value="0.299999999999997" calcext:value-type="float">
            <text:p>0.3000</text:p>
          </table:table-cell>
          <table:table-cell table:formula="of:=AVERAGE([.H20:.H29])" office:value-type="float" office:value="-0.0600000000000001" calcext:value-type="float">
            <text:p>-0.0600</text:p>
          </table:table-cell>
          <table:table-cell table:formula="of:=SQRT((([.H29]-[.I29])*([.H29]-[.I29])+([.H28]-[.I29])*([.H28]-[.I29])+([.H27]-[.I29])*([.H27]-[.I29])+([.H26]-[.I29])*([.H26]-[.I29])+([.H25]-[.I29])*([.H25]-[.I29])+([.H24]-[.I29])*([.H24]-[.I29])+([.H23]-[.I29])*([.H23]-[.I29])+([.H22]-[.I29])*([.H22]-[.I29])+([.H21]-[.I29])*([.H21]-[.I29])+([.H20]-[.I29])*([.H20]-[.I29]))/10)" office:value-type="float" office:value="0.796492310069595" calcext:value-type="float">
            <text:p>0.7964923101</text:p>
          </table:table-cell>
          <table:table-cell table:formula="of:=POWER([.I29];3)/POWER([.J29];3)" office:value-type="float" office:value="-0.000427473295892162" calcext:value-type="float">
            <text:p>-0.0004274733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table:formula="of:=[.B30]-[.B29]" office:value-type="float" office:value="-0.700000000000003" calcext:value-type="float">
            <text:p>-0.7000</text:p>
          </table:table-cell>
          <table:table-cell table:formula="of:=AVERAGE([.C21:.C30])" office:value-type="float" office:value="-0.155" calcext:value-type="float">
            <text:p>-0.1550</text:p>
          </table:table-cell>
          <table:table-cell table:formula="of:=SQRT((([.C30]-[.D30])*([.C30]-[.D30])+([.C29]-[.D30])*([.C29]-[.D30])+([.C28]-[.D30])*([.C28]-[.D30])+([.C27]-[.D30])*([.C27]-[.D30])+([.C26]-[.D30])*([.C26]-[.D30])+([.C25]-[.D30])*([.C25]-[.D30])+([.C24]-[.D30])*([.C24]-[.D30])+([.C23]-[.D30])*([.C23]-[.D30])+([.C22]-[.D30])*([.C22]-[.D30])+([.C21]-[.D30])*([.C21]-[.D30]))/10)" office:value-type="float" office:value="0.36202900436291" calcext:value-type="float">
            <text:p>0.3620290044</text:p>
          </table:table-cell>
          <table:table-cell table:formula="of:=POWER([.D30];3)/POWER([.E30];3)" office:value-type="float" office:value="-0.078481084678473" calcext:value-type="float">
            <text:p>-0.0784810847</text:p>
          </table:table-cell>
          <table:table-cell office:value-type="float" office:value="33" calcext:value-type="float">
            <text:p>33</text:p>
          </table:table-cell>
          <table:table-cell table:formula="of:=[.G30]-[.G29]" office:value-type="float" office:value="0.600000000000001" calcext:value-type="float">
            <text:p>0.6000</text:p>
          </table:table-cell>
          <table:table-cell table:formula="of:=AVERAGE([.H21:.H30])" office:value-type="float" office:value="0.0899999999999999" calcext:value-type="float">
            <text:p>0.0900</text:p>
          </table:table-cell>
          <table:table-cell table:formula="of:=SQRT((([.H30]-[.I30])*([.H30]-[.I30])+([.H29]-[.I30])*([.H29]-[.I30])+([.H28]-[.I30])*([.H28]-[.I30])+([.H27]-[.I30])*([.H27]-[.I30])+([.H26]-[.I30])*([.H26]-[.I30])+([.H25]-[.I30])*([.H25]-[.I30])+([.H24]-[.I30])*([.H24]-[.I30])+([.H23]-[.I30])*([.H23]-[.I30])+([.H22]-[.I30])*([.H22]-[.I30])+([.H21]-[.I30])*([.H21]-[.I30]))/10)" office:value-type="float" office:value="0.764787552199956" calcext:value-type="float">
            <text:p>0.7647875522</text:p>
          </table:table-cell>
          <table:table-cell table:formula="of:=POWER([.I30];3)/POWER([.J30];3)" office:value-type="float" office:value="0.00162969035876642" calcext:value-type="float">
            <text:p>0.0016296904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table:formula="of:=[.B31]-[.B30]" office:value-type="float" office:value="-0.229999999999997" calcext:value-type="float">
            <text:p>-0.2300</text:p>
          </table:table-cell>
          <table:table-cell table:formula="of:=AVERAGE([.C22:.C31])" office:value-type="float" office:value="-0.146" calcext:value-type="float">
            <text:p>-0.1460</text:p>
          </table:table-cell>
          <table:table-cell table:formula="of:=SQRT((([.C31]-[.D31])*([.C31]-[.D31])+([.C30]-[.D31])*([.C30]-[.D31])+([.C29]-[.D31])*([.C29]-[.D31])+([.C28]-[.D31])*([.C28]-[.D31])+([.C27]-[.D31])*([.C27]-[.D31])+([.C26]-[.D31])*([.C26]-[.D31])+([.C25]-[.D31])*([.C25]-[.D31])+([.C24]-[.D31])*([.C24]-[.D31])+([.C23]-[.D31])*([.C23]-[.D31])+([.C22]-[.D31])*([.C22]-[.D31]))/10)" office:value-type="float" office:value="0.358920604033817" calcext:value-type="float">
            <text:p>0.358920604</text:p>
          </table:table-cell>
          <table:table-cell table:formula="of:=POWER([.D31];3)/POWER([.E31];3)" office:value-type="float" office:value="-0.0673074903286703" calcext:value-type="float">
            <text:p>-0.0673074903</text:p>
          </table:table-cell>
          <table:table-cell office:value-type="float" office:value="33.4" calcext:value-type="float">
            <text:p>33.4</text:p>
          </table:table-cell>
          <table:table-cell table:formula="of:=[.G31]-[.G30]" office:value-type="float" office:value="0.399999999999999" calcext:value-type="float">
            <text:p>0.4000</text:p>
          </table:table-cell>
          <table:table-cell table:formula="of:=AVERAGE([.H22:.H31])" office:value-type="float" office:value="0.21" calcext:value-type="float">
            <text:p>0.2100</text:p>
          </table:table-cell>
          <table:table-cell table:formula="of:=SQRT((([.H31]-[.I31])*([.H31]-[.I31])+([.H30]-[.I31])*([.H30]-[.I31])+([.H29]-[.I31])*([.H29]-[.I31])+([.H28]-[.I31])*([.H28]-[.I31])+([.H27]-[.I31])*([.H27]-[.I31])+([.H26]-[.I31])*([.H26]-[.I31])+([.H25]-[.I31])*([.H25]-[.I31])+([.H24]-[.I31])*([.H24]-[.I31])+([.H23]-[.I31])*([.H23]-[.I31])+([.H22]-[.I31])*([.H22]-[.I31]))/10)" office:value-type="float" office:value="0.70774289116882" calcext:value-type="float">
            <text:p>0.7077428912</text:p>
          </table:table-cell>
          <table:table-cell table:formula="of:=POWER([.I31];3)/POWER([.J31];3)" office:value-type="float" office:value="0.0261234984259892" calcext:value-type="float">
            <text:p>0.0261234984</text:p>
          </table:table-cell>
          <table:table-cell table:style-name="ce2" table:number-columns-repeated="2"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00/00/0000</text:date>, <text:time style:data-style-name="N2" text:time-value="18:15:07.222709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5T18:42:15.498854840</dc:date>
    <meta:editing-duration>PT1H27M2S</meta:editing-duration>
    <meta:editing-cycles>27</meta:editing-cycles>
    <meta:generator>LibreOffice/5.1.6.2$Linux_X86_64 LibreOffice_project/10m0$Build-2</meta:generator>
    <meta:document-statistic meta:table-count="2" meta:cell-count="434" meta:object-count="0"/>
  </office:meta>
</office:document-meta>
</file>